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78.65pt"/>
    </style:style>
    <style:style style:name="co3" style:family="table-column">
      <style:table-column-properties fo:break-before="auto" style:column-width="221.24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85.41pt"/>
    </style:style>
    <style:style style:name="co6" style:family="table-column">
      <style:table-column-properties fo:break-before="auto" style:column-width="573.31pt"/>
    </style:style>
    <style:style style:name="co7" style:family="table-column">
      <style:table-column-properties fo:break-before="auto" style:column-width="507.15pt"/>
    </style:style>
    <style:style style:name="co8" style:family="table-column">
      <style:table-column-properties fo:break-before="auto" style:column-width="193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94pt" fo:break-before="auto" style:use-optimal-row-height="true"/>
    </style:style>
    <style:style style:name="ro3" style:family="table-row">
      <style:table-row-properties style:row-height="20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ebsite-dan-aplikasi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3"/>
        <table:table-column table:style-name="co1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OPD / Lembag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Posisi Server</text:p>
          </table:table-cell>
          <table:table-cell table:style-name="ce1" office:value-type="string" calcext:value-type="string">
            <text:p>Jenis</text:p>
          </table:table-cell>
          <table:table-cell table:style-name="ce1" office:value-type="string" calcext:value-type="string">
            <text:p>Keterangan</text:p>
          </table:table-cell>
          <table:table-cell table:style-name="ce1" office:value-type="string" calcext:value-type="string">
            <text:p>Statu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adan Kepegawaian Daerah</text:p>
          </table:table-cell>
          <table:table-cell office:value-type="string" calcext:value-type="string">
            <text:p><text:a xlink:href="http://api.bantenprov.go.id/" xlink:type="simple">api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Dokumentasi API Sistem Kepegawaian Daera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Kepegawaian Daerah</text:p>
          </table:table-cell>
          <table:table-cell office:value-type="string" calcext:value-type="string">
            <text:p><text:a xlink:href="http://skp.bantenprov.go.id/" xlink:type="simple">skp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sistem kinerja pegawai Pemerintah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Kepegawaian Daerah</text:p>
          </table:table-cell>
          <table:table-cell office:value-type="string" calcext:value-type="string">
            <text:p><text:a xlink:href="http://sipo.bantenprov.go.id/" xlink:type="simple">sipo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Sistem informasi presisi onlin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Kepegawaian Daerah</text:p>
          </table:table-cell>
          <table:table-cell office:value-type="string" calcext:value-type="string">
            <text:p><text:a xlink:href="http://simpeg.bantenprov.go.id/" xlink:type="simple">simpeg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Sistem Informasi Manajemen Kepegawaian Pemerintahan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Kepegawaian Daerah</text:p>
          </table:table-cell>
          <table:table-cell office:value-type="string" calcext:value-type="string">
            <text:p><text:a xlink:href="http://bkd.bantenprov.go.id/" xlink:type="simple">bk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adan Kepegawaian Daerah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Kesatuan Bangsa dan Politik</text:p>
          </table:table-cell>
          <table:table-cell office:value-type="string" calcext:value-type="string">
            <text:p><text:a xlink:href="http://simunras.kesbangpol.bantenprov.go.id/" xlink:type="simple">Simunras.kesbangpol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Kesatuan Bangsa dan Politik</text:p>
          </table:table-cell>
          <table:table-cell office:value-type="string" calcext:value-type="string">
            <text:p><text:a xlink:href="http://kesbangpol.bantenprov.go.id/" xlink:type="simple">kesbangpol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adan Kesatuan Bangsa dan Politik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Penanggulangan Bencana Daerah</text:p>
          </table:table-cell>
          <table:table-cell office:value-type="string" calcext:value-type="string">
            <text:p><text:a xlink:href="http://peta.bpbd.bantenprov.go.id/" xlink:type="simple">Peta.bpb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Penanggulangan Bencana Daerah</text:p>
          </table:table-cell>
          <table:table-cell office:value-type="string" calcext:value-type="string">
            <text:p><text:a xlink:href="http://bpbd.bantenprov.go.id/" xlink:type="simple">bpb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adan Penanggulangan Bencana Daerah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Pendapatan Daerah</text:p>
          </table:table-cell>
          <table:table-cell office:value-type="string" calcext:value-type="string">
            <text:p><text:a xlink:href="http://bappenda.bantenprov.go.id/" xlink:type="simple">bappend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Badan Pengelolaan Pendapatan Negar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Pendapatan Daerah</text:p>
          </table:table-cell>
          <table:table-cell office:value-type="string" calcext:value-type="string">
            <text:p><text:a xlink:href="http://bapenda.bantenprov.go.id/" xlink:type="simple">bapend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adan Pendapatan Daerah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Pendapatan Daerah (PPKD)</text:p>
          </table:table-cell>
          <table:table-cell office:value-type="string" calcext:value-type="string">
            <text:p><text:a xlink:href="http://dppkd.bantenprov.go.id/" xlink:type="simple">dppk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Permohonan Website Dinas Pendapatan dan Pengelolaan Keungan Daera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Pengelolaan Keuangan dan Aset Daerah</text:p>
          </table:table-cell>
          <table:table-cell office:value-type="string" calcext:value-type="string">
            <text:p><text:a xlink:href="http://bpkad.bantenprov.go.id/" xlink:type="simple">bpka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adan Pengelolaan Keuangan dan Aset Daerah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Pengembangan Sumber Daya Manusia Daerah</text:p>
          </table:table-cell>
          <table:table-cell office:value-type="string" calcext:value-type="string">
            <text:p><text:a xlink:href="http://litbang.bantenprov.go.id/" xlink:type="simple">litbang.bantenprov.go.id/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Penelitian dan Pengembangan Daerah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Pengembangan Sumber Daya Manusia Daerah</text:p>
          </table:table-cell>
          <table:table-cell office:value-type="string" calcext:value-type="string">
            <text:p><text:a xlink:href="http://dms.bandiklat.bantenprov.go.id/" xlink:type="simple">dms.bandiklat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dokumen manajemen sistem badan diklat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Pengembangan Sumber Daya Manusia Daerah</text:p>
          </table:table-cell>
          <table:table-cell office:value-type="string" calcext:value-type="string">
            <text:p><text:a xlink:href="http://bpsdmd.bantenprov.go.id/" xlink:type="simple">bpsdm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adan Pengembangan Sumber Daya Manusia Daerah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Penghubung Daerah</text:p>
          </table:table-cell>
          <table:table-cell office:value-type="string" calcext:value-type="string">
            <text:p><text:a xlink:href="http://penghubung.bantenprov.go.id/" xlink:type="simple">penghubung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adan Penghubung Daerah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Perencanaan Pembangunan Daerah</text:p>
          </table:table-cell>
          <table:table-cell office:value-type="string" calcext:value-type="string">
            <text:p><text:a xlink:href="http://rtrw.bappeda.bantenprov.go.id/" xlink:type="simple">Rtrw.bapped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Perencanaan Pembangunan Daerah</text:p>
          </table:table-cell>
          <table:table-cell office:value-type="string" calcext:value-type="string">
            <text:p><text:a xlink:href="http://lapbul.bappeda.bantenprov.go.id/" xlink:type="simple">lapbul.bapped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Laporan Bulanan Badan Perencanaan Pembangunan Daerah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Perencanaan Pembangunan Daerah</text:p>
          </table:table-cell>
          <table:table-cell office:value-type="string" calcext:value-type="string">
            <text:p><text:a xlink:href="http://edrpk.bantenprov.go.id/" xlink:type="simple">edrp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Perencanaan Pembangunan Daera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Perencanaan Pembangunan Daerah</text:p>
          </table:table-cell>
          <table:table-cell office:value-type="string" calcext:value-type="string">
            <text:p><text:a xlink:href="http://rpjmd.bantenprov.go.id/" xlink:type="simple">rpjm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Rencana Pembangunan Jangka Menengah Daerah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Perencanaan Pembangunan Daerah</text:p>
          </table:table-cell>
          <table:table-cell office:value-type="string" calcext:value-type="string">
            <text:p><text:a xlink:href="http://dalev.bantenprov.go.id/" xlink:type="simple">dalev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Pengendalian, Evaluasi, dan Monitoring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Perencanaan Pembangunan Daerah</text:p>
          </table:table-cell>
          <table:table-cell office:value-type="string" calcext:value-type="string">
            <text:p><text:a xlink:href="http://bappeda.bantenprov.go.id/" xlink:type="simple">bapped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adan Perencanaan Pembangunan Daerah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lai Kesehatan Kerja Masyarakat</text:p>
          </table:table-cell>
          <table:table-cell office:value-type="string" calcext:value-type="string">
            <text:p><text:a xlink:href="http://bkkm.bantenprov.go.id/" xlink:type="simple">bkk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Unit Pelayanan Terpadu - Balai Kesehatan Kerja Masyarakat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lai Pelayanan Pendidikan Non Formal</text:p>
          </table:table-cell>
          <table:table-cell office:value-type="string" calcext:value-type="string">
            <text:p><text:a xlink:href="http://bppnf.bantenprov.go.id/" xlink:type="simple">bppnf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Permohonan Website Balai Pelayanan Pendidikan Non-Formal Dinas pendidika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lai Pengelolaan Taman Hutan Raya Banten</text:p>
          </table:table-cell>
          <table:table-cell office:value-type="string" calcext:value-type="string">
            <text:p><text:a xlink:href="http://gistahura.dishutbun.bantenprov.go.id/" xlink:type="simple">gistahura.dishutbun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Pemetaan Hutan di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ro Administrasi Pembangunan Daerah</text:p>
          </table:table-cell>
          <table:table-cell office:value-type="string" calcext:value-type="string">
            <text:p><text:a xlink:href="http://ekbang.bantenprov.go.id/" xlink:type="simple">ekbang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Biro Administrasi Pembangunan Daera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ro Administrasi Pembangunan Daerah</text:p>
          </table:table-cell>
          <table:table-cell office:value-type="string" calcext:value-type="string">
            <text:p><text:a xlink:href="http://tatasurat.biroadpem.bantenprov.go.id/" xlink:type="simple">tatasurat.biroadpe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tata surat biro ekonomi dan pembangunan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ro Administrasi Pembangunan Daerah</text:p>
          </table:table-cell>
          <table:table-cell office:value-type="string" calcext:value-type="string">
            <text:p><text:a xlink:href="http://sppd.biroadpem.bantenprov.go.id/" xlink:type="simple">sppd.biroadpe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Surat Perintah Perjalanan Dinas Perangkat Daerah - Biro Administrasi Pembangunan Daerah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ro Administrasi Pembangunan Daerah</text:p>
          </table:table-cell>
          <table:table-cell office:value-type="string" calcext:value-type="string">
            <text:p><text:a xlink:href="http://biroadpem.bantenprov.go.id/" xlink:type="simple">biroadpe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iro Administrasi Pembangunan Daerah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ro Bina Perekonomian</text:p>
          </table:table-cell>
          <table:table-cell office:value-type="string" calcext:value-type="string">
            <text:p><text:a xlink:href="http://biroekonomi.bantenprov.go.id/" xlink:type="simple">biroekonomi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iro Bina Perekonomian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ro Hukum</text:p>
          </table:table-cell>
          <table:table-cell office:value-type="string" calcext:value-type="string">
            <text:p><text:a xlink:href="http://jdihukum.bantenprov.go.id/" xlink:type="simple">jdihukum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peraturan perundang-undanga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ro Hukum</text:p>
          </table:table-cell>
          <table:table-cell office:value-type="string" calcext:value-type="string">
            <text:p><text:a xlink:href="http://birohukum.bantenprov.go.id/" xlink:type="simple">birohuku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iro Hukum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ro Pemerintahan</text:p>
          </table:table-cell>
          <table:table-cell office:value-type="string" calcext:value-type="string">
            <text:p><text:a xlink:href="http://biropemerintahan.bantenprov.go.id/" xlink:type="simple">biropemerintahan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iro Pemerintahan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ro Umum</text:p>
          </table:table-cell>
          <table:table-cell office:value-type="string" calcext:value-type="string">
            <text:p><text:a xlink:href="http://biroperlengkapanaset.bantenprov.go.id/" xlink:type="simple">biroperlengkapanaset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Resmi Biro Perlengkapan dan Aset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Energi dan Sumber Daya Mineral</text:p>
          </table:table-cell>
          <table:table-cell office:value-type="string" calcext:value-type="string">
            <text:p><text:a xlink:href="http://distamben.bantenprov.go.id/" xlink:type="simple">Distamben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Dinas dan Sumber Daya Miner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Energi dan Sumber Daya Mineral</text:p>
          </table:table-cell>
          <table:table-cell office:value-type="string" calcext:value-type="string">
            <text:p><text:a xlink:href="http://rekomtekairtanah.desdm.bantenprov.go.id/" xlink:type="simple">Rekomtekairtanah.desd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Energi dan Sumber Daya Mineral</text:p>
          </table:table-cell>
          <table:table-cell office:value-type="string" calcext:value-type="string">
            <text:p><text:a xlink:href="http://distambem.bantenprov.go.id/" xlink:type="simple">distambe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Dinas Energi dan Sumber Daya Miner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Energi dan Sumber Daya Mineral</text:p>
          </table:table-cell>
          <table:table-cell office:value-type="string" calcext:value-type="string">
            <text:p><text:a xlink:href="http://desdm.bantenprov.go.id/" xlink:type="simple">desd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Dinas Energi dan Sumber Daya Mineral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epemudaan dan Olah Raga</text:p>
          </table:table-cell>
          <table:table-cell office:value-type="string" calcext:value-type="string">
            <text:p><text:a xlink:href="http://dispora.bantenprov.go.id/" xlink:type="simple">dispor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Dinas Kepemudaan dan Olah Raga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esehatan</text:p>
          </table:table-cell>
          <table:table-cell office:value-type="string" calcext:value-type="string">
            <text:p><text:a xlink:href="http://sdm.dinkes.bantenprov.go.id/" xlink:type="simple">Sdm.dinke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etahanan Pangan</text:p>
          </table:table-cell>
          <table:table-cell office:value-type="string" calcext:value-type="string">
            <text:p><text:a xlink:href="http://bkpp.bantenprov.go.id/" xlink:type="simple">bkpp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Permohonan aplikasi Dinas Ketahanan Pangan dan Penyuluha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etenaga Kerjaan dan Transmigrasi</text:p>
          </table:table-cell>
          <table:table-cell office:value-type="string" calcext:value-type="string">
            <text:p><text:a xlink:href="http://bursakerja.bantenprov.go.id/" xlink:type="simple">bursakerj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bursa kerja Pemerintah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etenaga Kerjaan dan Transmigrasi</text:p>
          </table:table-cell>
          <table:table-cell office:value-type="string" calcext:value-type="string">
            <text:p><text:a xlink:href="http://sipatas.bantenprov.go.id/" xlink:type="simple">sipata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Sipatas - Sistem Pelaporan Keternagakerjaan As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etenaga Kerjaan dan Transmigrasi</text:p>
          </table:table-cell>
          <table:table-cell office:value-type="string" calcext:value-type="string">
            <text:p><text:a xlink:href="http://lapor.disnakertrans.bantenprov.go.id/" xlink:type="simple">lapor.disnakertran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E-WaLK - Sistem Pelaporan Keternagakerjaa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etenaga Kerjaan dan Transmigrasi</text:p>
          </table:table-cell>
          <table:table-cell office:value-type="string" calcext:value-type="string">
            <text:p><text:a xlink:href="http://disnakertrans.bantenprov.go.id/" xlink:type="simple">disnakertran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Dinas Ketenaga Kerjaan dan Transmigrasi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reportlpse.bantenprov.go.id/" xlink:type="simple">reportlpse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Website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penyelenggarapos.dishubkominfo.bantenprov.go.id/" xlink:type="simple">Penyelenggarapos.dishubkominfo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helpdesk.bantenprov.go.id/" xlink:type="simple">helpdes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Pengaduan dan Pelayanan OPD ke Dinas KOMINF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mediamonitoring.bantenprov.go.id/" xlink:type="simple">mediamonitoring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Aplikasi Dinas Komunikasi Informatika Statistik dan Persandia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dev.bantenprov.go.id/" xlink:type="simple">dev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Developer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simlip.bantenprov.go.id/" xlink:type="simple">simlip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Sistim Informasi Manajemen Layanan Informasi Publik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simpotda.bantenprov.go.id/" xlink:type="simple">simpotd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Sistim informasi manajemen potensi daerah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ppid.bantenprov.go.id/" xlink:type="simple">ppi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pejabat pengelola informasi dan domumentasi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virtualtour.bantenprov.go.id/" xlink:type="simple">virtualtour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virtual tour panorama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kpid.bantenprov.go.id/" xlink:type="simple">kpi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Komisi Penyiaran Daerah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komisiinformasi.bantenprov.go.id/" xlink:type="simple">komisiinformasi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Komisi Informasi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monitor.bantenprov.go.id/" xlink:type="simple">monitor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Monitoring Website dan Aplikasi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dmsppid.bantenprov.go.id/" xlink:type="simple">dmsppi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Dokumen Manajemen Sys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lpse.bantenprov.go.id/" xlink:type="simple">lpse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si layanan pengadaan secara elektronik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simral.bppt.go.id/" xlink:type="simple">simral.bppt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perencanaan, pengangggaran dan pelapora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simaya.go.id/" xlink:type="simple">simaya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eOffi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ehibahbansos.bantenprov.go.id/" xlink:type="simple">ehibahbanso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hibah dan bantuan sosial Pemerintah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cloud.bantenprov.go.id/" xlink:type="simple">clou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Banten Clou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sms.bantenprov.go.id/" xlink:type="simple">sm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SMS Gateway Provinsi Banten - Aplikasi SMS Cent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epormas.bantenprov.go.id/" xlink:type="simple">eporma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Pengaduan Online Berbasis Androi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sppd.diskominfo.bantenprov.go.id/" xlink:type="simple">sppd.diskominfo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Surat Perintah Perjalanan Dinas Perangkat Daerah - Dinas Komunikasi, Informatika, Statistik, dan Persandian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sppd.bantenprov.go.id/" xlink:type="simple">spp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Surat Perintah Perjalanan Dinas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statistik.bantenprov.go.id/" xlink:type="simple">statisti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Banten Satu Data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diskominfo.bantenprov.go.id/" xlink:type="simple">diskominfo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Dinas Komunikasi, Informatika, Statistik dan Persandian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perasi, Usaha Kecil dan Menengah</text:p>
          </table:table-cell>
          <table:table-cell office:value-type="string" calcext:value-type="string">
            <text:p><text:a xlink:href="http://dinkopukm.bantenprov.go.id/" xlink:type="simple">dinkopuk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Dinas Koperasi, usaha kecil dan menenga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Lingkungan Hidup dan Kehutanan</text:p>
          </table:table-cell>
          <table:table-cell office:value-type="string" calcext:value-type="string">
            <text:p><text:a xlink:href="http://dishutbun.bantenprov.go.id/" xlink:type="simple">dishutbun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Permohonan Website Dinas Lingkungan hidup dan Kehutana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ariwisata</text:p>
          </table:table-cell>
          <table:table-cell office:value-type="string" calcext:value-type="string">
            <text:p><text:a xlink:href="http://visit.bantenprov.go.id/" xlink:type="simple">visit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Visit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ariwisata</text:p>
          </table:table-cell>
          <table:table-cell office:value-type="string" calcext:value-type="string">
            <text:p><text:a xlink:href="http://disbudpar.bantenprov.go.id/" xlink:type="simple">disbudpar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kerjaan Umum dan Penataan Ruang</text:p>
          </table:table-cell>
          <table:table-cell office:value-type="string" calcext:value-type="string">
            <text:p><text:a xlink:href="http://lapbul.dbmtr.bantenprov.go.id/" xlink:type="simple">lapbul.dbmtr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laporan bulanan Dinas Bina Marga dan Tata Rua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kerjaan Umum dan Penataan Ruang</text:p>
          </table:table-cell>
          <table:table-cell office:value-type="string" calcext:value-type="string">
            <text:p><text:a xlink:href="http://dpupr.bantenprov.go.id/" xlink:type="simple">dpupr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Dinas Pekerjaan Umum dan Penataan Ruang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mberdayaan Masyarakat dan Desa</text:p>
          </table:table-cell>
          <table:table-cell office:value-type="string" calcext:value-type="string">
            <text:p><text:a xlink:href="http://prodeskel.bantenprov.go.id/" xlink:type="simple">prodeskel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profile desa dan kelurahan Provinsi Bante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inas Pemberdayaan Perempuan, Perlindungan Anak, Kependudukan dan Keluarga Berencana</text:p>
          </table:table-cell>
          <table:table-cell office:value-type="string" calcext:value-type="string">
            <text:p><text:a xlink:href="http://kpa.bantenprov.go.id/" xlink:type="simple">kp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Komisi Perlindungan Anak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ndidikan dan Kebudayaan</text:p>
          </table:table-cell>
          <table:table-cell office:value-type="string" calcext:value-type="string">
            <text:p><text:a xlink:href="http://sarprassmk.dindikbud.bantenprov.go.id/" xlink:type="simple">Sarprassmk.dindikbu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ndidikan dan Kebudayaan</text:p>
          </table:table-cell>
          <table:table-cell office:value-type="string" calcext:value-type="string">
            <text:p><text:a xlink:href="http://ppdb.bantenprov.go.id/" xlink:type="simple">ppdb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PPDB Dinas Pendidikan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ndidikan dan Kebudayaan</text:p>
          </table:table-cell>
          <table:table-cell office:value-type="string" calcext:value-type="string">
            <text:p><text:a xlink:href="http://dindikbud.bantenprov.go.id/" xlink:type="simple">dindikbu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Dinas Pendidikan dan Kebudayaan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rhubungan</text:p>
          </table:table-cell>
          <table:table-cell office:value-type="string" calcext:value-type="string">
            <text:p><text:a xlink:href="http://pelabuhan.dishubkominfo.bantenprov.go.id/" xlink:type="simple">pelabuhan.dishubkominfo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Database Pelabuahan di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rhubungan</text:p>
          </table:table-cell>
          <table:table-cell office:value-type="string" calcext:value-type="string">
            <text:p><text:a xlink:href="http://datin.dishub.bantenprov.go.id/" xlink:type="simple">datin.dishub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database Dish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rhubungan</text:p>
          </table:table-cell>
          <table:table-cell office:value-type="string" calcext:value-type="string">
            <text:p><text:a xlink:href="http://dms.dishubkominfo.bantenprov.go.id/" xlink:type="simple">dms.dishubkominfo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dokumen manajemen sistem DISHUBKOMINFO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rhubungan</text:p>
          </table:table-cell>
          <table:table-cell office:value-type="string" calcext:value-type="string">
            <text:p><text:a xlink:href="http://infomudik.bantenprov.go.id/" xlink:type="simple">infomudi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Informasi Mudik Lebaran Pemerintah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rhubungan</text:p>
          </table:table-cell>
          <table:table-cell office:value-type="string" calcext:value-type="string">
            <text:p><text:a xlink:href="http://trayek.bantenprov.go.id/" xlink:type="simple">traye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Sistem Informasi Manajemen Database Pelayanan Perizinan Angkutan Umum AKD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rindustrian dan Perdagangan</text:p>
          </table:table-cell>
          <table:table-cell office:value-type="string" calcext:value-type="string">
            <text:p><text:a xlink:href="http://sigap.bantenprov.go.id/" xlink:type="simple">sigap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Sistim Informasi harga panga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rpustakaan dan Kearsipan</text:p>
          </table:table-cell>
          <table:table-cell office:value-type="string" calcext:value-type="string">
            <text:p><text:a xlink:href="" xlink:type="simple"> 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rpustakaan dan Kearsipan</text:p>
          </table:table-cell>
          <table:table-cell office:value-type="string" calcext:value-type="string">
            <text:p><text:a xlink:href="http://bpad.bantenprov.go.id/" xlink:type="simple">bpa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Permohonan Website Dinas Perpustakaan dan Kearsipa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rtanian</text:p>
          </table:table-cell>
          <table:table-cell office:value-type="string" calcext:value-type="string">
            <text:p><text:a xlink:href="http://alsintan.distanak.bantenprov.go.id/" xlink:type="simple">Alsintan.distana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Permohonan Aplikasi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rtanian</text:p>
          </table:table-cell>
          <table:table-cell office:value-type="string" calcext:value-type="string">
            <text:p><text:a xlink:href="http://dispertan.bantenprov.go.id/" xlink:type="simple">dispertan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Dinas Pertanian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rumahan Rakyat dan Kawasan Permukiman</text:p>
          </table:table-cell>
          <table:table-cell office:value-type="string" calcext:value-type="string">
            <text:p><text:a xlink:href="http://dsdap.bantenprov.go.id/" xlink:type="simple">dsdap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Permohonan Website Dinas Perumahan Rakyat dan Kawasan Pemukima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Sosial</text:p>
          </table:table-cell>
          <table:table-cell office:value-type="string" calcext:value-type="string">
            <text:p><text:a xlink:href="http://dinsos.bantenprov.go.id/" xlink:type="simple">dinso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Dinas Sosial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spektorat Provinsi</text:p>
          </table:table-cell>
          <table:table-cell office:value-type="string" calcext:value-type="string">
            <text:p><text:a xlink:href="http://inspektorat.bantenprov.go.id/" xlink:type="simple">inspektorat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Inspektorat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SU Malingping</text:p>
          </table:table-cell>
          <table:table-cell office:value-type="string" calcext:value-type="string">
            <text:p><text:a xlink:href="http://rsudmalingping.bantenprov.go.id/" xlink:type="simple">rsudmalingping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Rumah Sakit Umum Daerah Malingp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SUD Banten</text:p>
          </table:table-cell>
          <table:table-cell office:value-type="string" calcext:value-type="string">
            <text:p><text:a xlink:href="http://info-rs.bantenprov.go.id/" xlink:type="simple">info-r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SUD Banten</text:p>
          </table:table-cell>
          <table:table-cell office:value-type="string" calcext:value-type="string">
            <text:p><text:a xlink:href="http://rsud.bantenprov.go.id/" xlink:type="simple">rsu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rumah sakit umum daerah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tuan Polisi Pamong Praja</text:p>
          </table:table-cell>
          <table:table-cell office:value-type="string" calcext:value-type="string">
            <text:p><text:a xlink:href="http://satpolpp.bantenprov.go.id/" xlink:type="simple">satpolpp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Satuan Polisi Pamong Praja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kretariat Daerah</text:p>
          </table:table-cell>
          <table:table-cell office:value-type="string" calcext:value-type="string">
            <text:p><text:a xlink:href="http://pkk.bantenprov.go.id/" xlink:type="simple">pk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PKK Provinsi Bant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kretariat DPRD</text:p>
          </table:table-cell>
          <table:table-cell office:value-type="string" calcext:value-type="string">
            <text:p><text:a xlink:href="http://setdprd.bantenprov.go.id/" xlink:type="simple">setdprd.bantenprov.go.id</text:a></text:p>
          </table:table-cell>
          <table:table-cell table:style-name="ce3"/>
          <table:table-cell office:value-type="string" calcext:value-type="string">
            <text:p>Website</text:p>
          </table:table-cell>
          <table:table-cell office:value-type="string" calcext:value-type="string">
            <text:p>website Sekretariat DPRD Provinsi Banten</text:p>
          </table:table-cell>
          <table:table-cell table:style-name="Default"/>
          <table:table-cell table:number-columns-repeated="1017"/>
        </table:table-row>
      </table:table>
      <table:table table:name="website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4" table:default-cell-style-name="ce2"/>
        <table:table-column table:style-name="co7" table:default-cell-style-name="ce2"/>
        <table:table-column table:style-name="co1" table:default-cell-style-name="ce2"/>
        <table:table-column table:style-name="co1" table:number-columns-repeated="1018" table:default-cell-style-name="Default"/>
        <table:table-row table:style-name="ro1">
          <table:table-cell/>
          <table:table-cell table:style-name="ce1" office:value-type="string" calcext:value-type="string">
            <text:p>OPD / Lembag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Posisi Server</text:p>
          </table:table-cell>
          <table:table-cell table:style-name="ce1" office:value-type="string" calcext:value-type="string">
            <text:p>Keterangan</text:p>
          </table:table-cell>
          <table:table-cell table:style-name="ce1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Kepegawaian Daerah</text:p>
          </table:table-cell>
          <table:table-cell office:value-type="string" calcext:value-type="string">
            <text:p><text:a xlink:href="http://api.bantenprov.go.id/" xlink:type="simple">api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Dokumentasi API Sistem Kepegawaian Daerah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Kepegawaian Daerah</text:p>
          </table:table-cell>
          <table:table-cell office:value-type="string" calcext:value-type="string">
            <text:p><text:a xlink:href="http://bkd.bantenprov.go.id/" xlink:type="simple">bk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adan Kepegawaian Daer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Kesatuan Bangsa dan Politik</text:p>
          </table:table-cell>
          <table:table-cell office:value-type="string" calcext:value-type="string">
            <text:p><text:a xlink:href="http://kesbangpol.bantenprov.go.id/" xlink:type="simple">kesbangpol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adan Kesatuan Bangsa dan Politik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Penanggulangan Bencana Daerah</text:p>
          </table:table-cell>
          <table:table-cell office:value-type="string" calcext:value-type="string">
            <text:p><text:a xlink:href="http://bpbd.bantenprov.go.id/" xlink:type="simple">bpb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adan Penanggulangan Bencana Daer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Pendapatan Daerah</text:p>
          </table:table-cell>
          <table:table-cell office:value-type="string" calcext:value-type="string">
            <text:p><text:a xlink:href="http://bappenda.bantenprov.go.id/" xlink:type="simple">bappend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Badan Pengelolaan Pendapatan Negara</text:p>
          </table:table-cell>
          <table:table-cell office:value-type="string" calcext:value-type="string">
            <text:p>Tidak 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Pendapatan Daerah</text:p>
          </table:table-cell>
          <table:table-cell office:value-type="string" calcext:value-type="string">
            <text:p><text:a xlink:href="http://bapenda.bantenprov.go.id/" xlink:type="simple">bapend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adan Pendapatan Daer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Pendapatan Daerah (PPKD)</text:p>
          </table:table-cell>
          <table:table-cell office:value-type="string" calcext:value-type="string">
            <text:p><text:a xlink:href="http://dppkd.bantenprov.go.id/" xlink:type="simple">dppk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Permohonan Website Dinas Pendapatan dan Pengelolaan Keungan Daerah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Pengelolaan Keuangan dan Aset Daerah</text:p>
          </table:table-cell>
          <table:table-cell office:value-type="string" calcext:value-type="string">
            <text:p><text:a xlink:href="http://bpkad.bantenprov.go.id/" xlink:type="simple">bpka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adan Pengelolaan Keuangan dan Aset Daer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Pengembangan Sumber Daya Manusia Daerah</text:p>
          </table:table-cell>
          <table:table-cell office:value-type="string" calcext:value-type="string">
            <text:p><text:a xlink:href="http://litbang.bantenprov.go.id/" xlink:type="simple">litbang.bantenprov.go.id/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Penelitian dan Pengembangan Daerah Provinsi Banten</text:p>
          </table:table-cell>
          <table:table-cell office:value-type="string" calcext:value-type="string">
            <text:p>Tidak 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Pengembangan Sumber Daya Manusia Daerah</text:p>
          </table:table-cell>
          <table:table-cell office:value-type="string" calcext:value-type="string">
            <text:p><text:a xlink:href="http://bpsdmd.bantenprov.go.id/" xlink:type="simple">bpsdm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adan Pengembangan Sumber Daya Manusia Daer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Penghubung Daerah</text:p>
          </table:table-cell>
          <table:table-cell office:value-type="string" calcext:value-type="string">
            <text:p><text:a xlink:href="http://penghubung.bantenprov.go.id/" xlink:type="simple">penghubung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adan Penghubung Daer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Perencanaan Pembangunan Daerah</text:p>
          </table:table-cell>
          <table:table-cell office:value-type="string" calcext:value-type="string">
            <text:p><text:a xlink:href="http://rtrw.bappeda.bantenprov.go.id/" xlink:type="simple">Rtrw.bappeda.bantenprov.go.id</text:a></text:p>
          </table:table-cell>
          <table:table-cell office:value-type="string" calcext:value-type="string">
            <text:p>Kominfo</text:p>
          </table:table-cell>
          <table:table-cell table:style-name="ce3"/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Perencanaan Pembangunan Daerah</text:p>
          </table:table-cell>
          <table:table-cell office:value-type="string" calcext:value-type="string">
            <text:p><text:a xlink:href="http://bappeda.bantenprov.go.id/" xlink:type="simple">bapped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adan Perencanaan Pembangunan Daer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lai Kesehatan Kerja Masyarakat</text:p>
          </table:table-cell>
          <table:table-cell office:value-type="string" calcext:value-type="string">
            <text:p><text:a xlink:href="http://bkkm.bantenprov.go.id/" xlink:type="simple">bkk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Unit Pelayanan Terpadu - Balai Kesehatan Kerja Masyarakat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lai Pelayanan Pendidikan Non Formal</text:p>
          </table:table-cell>
          <table:table-cell office:value-type="string" calcext:value-type="string">
            <text:p><text:a xlink:href="http://bppnf.bantenprov.go.id/" xlink:type="simple">bppnf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Permohonan Website Balai Pelayanan Pendidikan Non-Formal Dinas pendidika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lai Pengelolaan Taman Hutan Raya Banten</text:p>
          </table:table-cell>
          <table:table-cell office:value-type="string" calcext:value-type="string">
            <text:p><text:a xlink:href="http://gistahura.dishutbun.bantenprov.go.id/" xlink:type="simple">gistahura.dishutbun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Pemetaan Hutan di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ro Administrasi Pembangunan Daerah</text:p>
          </table:table-cell>
          <table:table-cell office:value-type="string" calcext:value-type="string">
            <text:p><text:a xlink:href="http://ekbang.bantenprov.go.id/" xlink:type="simple">ekbang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Biro Administrasi Pembangunan Daerah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ro Administrasi Pembangunan Daerah</text:p>
          </table:table-cell>
          <table:table-cell office:value-type="string" calcext:value-type="string">
            <text:p><text:a xlink:href="http://biroadpem.bantenprov.go.id/" xlink:type="simple">biroadpe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iro Administrasi Pembangunan Daer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ro Administrasi Rumah Tangga Pimpinan</text:p>
          </table:table-cell>
          <table:table-cell office:value-type="string" calcext:value-type="string">
            <text:p><text:a xlink:href="http://biroaprt.bantenprov.go.id/" xlink:type="simple">biroaprt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iro Administrasi Rumah Tangga Pimpin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ro Bina Infrastruktur dan Sumber Daya Alam</text:p>
          </table:table-cell>
          <table:table-cell office:value-type="string" calcext:value-type="string">
            <text:p><text:a xlink:href="http://biroisd.bantenprov.go.id/" xlink:type="simple">birois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iro Bina Infrastruktur dan Sumber Daya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ro Bina Perekonomian</text:p>
          </table:table-cell>
          <table:table-cell office:value-type="string" calcext:value-type="string">
            <text:p><text:a xlink:href="http://biroekonomi.bantenprov.go.id/" xlink:type="simple">biroekonomi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iro Bina Perekonomi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ro Hukum</text:p>
          </table:table-cell>
          <table:table-cell office:value-type="string" calcext:value-type="string">
            <text:p><text:a xlink:href="http://birohukum.bantenprov.go.id/" xlink:type="simple">birohuku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iro Hukum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ro Kesejahteraan Rakyat</text:p>
          </table:table-cell>
          <table:table-cell office:value-type="string" calcext:value-type="string">
            <text:p><text:a xlink:href="http://birokesra.bantenprov.go.id/" xlink:type="simple">birokesr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iro Kesejahteraan Rakyat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ro Organisasi</text:p>
          </table:table-cell>
          <table:table-cell office:value-type="string" calcext:value-type="string">
            <text:p><text:a xlink:href="http://biroorganisasi.bantenprov.go.id/" xlink:type="simple">biroorganisasi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iro Organisasi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ro Pemerintahan</text:p>
          </table:table-cell>
          <table:table-cell office:value-type="string" calcext:value-type="string">
            <text:p><text:a xlink:href="http://biropemerintahan.bantenprov.go.id/" xlink:type="simple">biropemerintahan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iro Pemerintah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ro Umum</text:p>
          </table:table-cell>
          <table:table-cell office:value-type="string" calcext:value-type="string">
            <text:p><text:a xlink:href="http://biroperlengkapanaset.bantenprov.go.id/" xlink:type="simple">biroperlengkapanaset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Resmi Biro Perlengkapan dan Aset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ro Umum</text:p>
          </table:table-cell>
          <table:table-cell office:value-type="string" calcext:value-type="string">
            <text:p><text:a xlink:href="http://biroumum.bantenprov.go.id/" xlink:type="simple">biroumu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iro Umum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Energi dan Sumber Daya Mineral</text:p>
          </table:table-cell>
          <table:table-cell office:value-type="string" calcext:value-type="string">
            <text:p><text:a xlink:href="http://distamben.bantenprov.go.id/" xlink:type="simple">Distamben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Dinas dan Sumber Daya Mineral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Energi dan Sumber Daya Mineral</text:p>
          </table:table-cell>
          <table:table-cell office:value-type="string" calcext:value-type="string">
            <text:p><text:a xlink:href="http://distambem.bantenprov.go.id/" xlink:type="simple">distambe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Dinas Energi dan Sumber Daya Mineral</text:p>
          </table:table-cell>
          <table:table-cell office:value-type="string" calcext:value-type="string">
            <text:p>Tidak 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Energi dan Sumber Daya Mineral</text:p>
          </table:table-cell>
          <table:table-cell office:value-type="string" calcext:value-type="string">
            <text:p><text:a xlink:href="http://desdm.bantenprov.go.id/" xlink:type="simple">desd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Energi dan Sumber Daya Mineral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elautan dan Perikanan</text:p>
          </table:table-cell>
          <table:table-cell office:value-type="string" calcext:value-type="string">
            <text:p><text:a xlink:href="http://dkp.bantenprov.go.id/" xlink:type="simple">dkp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Kelautan dan Perikan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epemudaan dan Olah Raga</text:p>
          </table:table-cell>
          <table:table-cell office:value-type="string" calcext:value-type="string">
            <text:p><text:a xlink:href="http://dispora.bantenprov.go.id/" xlink:type="simple">dispor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Kepemudaan dan Olah Raga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esehatan</text:p>
          </table:table-cell>
          <table:table-cell office:value-type="string" calcext:value-type="string">
            <text:p><text:a xlink:href="http://sdm.dinkes.bantenprov.go.id/" xlink:type="simple">Sdm.dinkes.bantenprov.go.id</text:a></text:p>
          </table:table-cell>
          <table:table-cell office:value-type="string" calcext:value-type="string">
            <text:p>Kominfo</text:p>
          </table:table-cell>
          <table:table-cell table:style-name="ce3"/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esehatan</text:p>
          </table:table-cell>
          <table:table-cell office:value-type="string" calcext:value-type="string">
            <text:p><text:a xlink:href="http://dinkes.bantenprov.go.id/" xlink:type="simple">dinke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Kesehat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etahanan Pangan</text:p>
          </table:table-cell>
          <table:table-cell office:value-type="string" calcext:value-type="string">
            <text:p><text:a xlink:href="http://bkpp.bantenprov.go.id/" xlink:type="simple">bkpp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Permohonan aplikasi Dinas Ketahanan Pangan dan Penyuluha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etahanan Pangan</text:p>
          </table:table-cell>
          <table:table-cell office:value-type="string" calcext:value-type="string">
            <text:p><text:a xlink:href="http://disketapang.bantenprov.go.id/" xlink:type="simple">disketapang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Ketahanan Pang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etenaga Kerjaan dan Transmigrasi</text:p>
          </table:table-cell>
          <table:table-cell office:value-type="string" calcext:value-type="string">
            <text:p><text:a xlink:href="http://bursakerja.bantenprov.go.id/" xlink:type="simple">bursakerj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bursa kerja Pemerint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etenaga Kerjaan dan Transmigrasi</text:p>
          </table:table-cell>
          <table:table-cell office:value-type="string" calcext:value-type="string">
            <text:p><text:a xlink:href="http://disnakertrans.bantenprov.go.id/" xlink:type="simple">disnakertran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Ketenaga Kerjaan dan Transmigrasi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reportlpse.bantenprov.go.id/" xlink:type="simple">reportlpse.bantenprov.go.id</text:a></text:p>
          </table:table-cell>
          <table:table-cell office:value-type="string" calcext:value-type="string">
            <text:p>Diluar Kominfo</text:p>
          </table:table-cell>
          <table:table-cell table:style-name="ce3"/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penyelenggarapos.dishubkominfo.bantenprov.go.id/" xlink:type="simple">Penyelenggarapos.dishubkominfo.bantenprov.go.id</text:a></text:p>
          </table:table-cell>
          <table:table-cell office:value-type="string" calcext:value-type="string">
            <text:p>Kominfo</text:p>
          </table:table-cell>
          <table:table-cell table:style-name="ce3"/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mediamonitoring.bantenprov.go.id/" xlink:type="simple">mediamonitoring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Aplikasi Dinas Komunikasi Informatika Statistik dan Persandia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dev.bantenprov.go.id/" xlink:type="simple">dev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Website Developer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ppid.bantenprov.go.id/" xlink:type="simple">ppi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pejabat pengelola informasi dan domumentasi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virtualtour.bantenprov.go.id/" xlink:type="simple">virtualtour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virtual tour panorama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kpid.bantenprov.go.id/" xlink:type="simple">kpi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Komisi Penyiaran Daer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komisiinformasi.bantenprov.go.id/" xlink:type="simple">komisiinformasi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Komisi Informasi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diskominfo.bantenprov.go.id/" xlink:type="simple">diskominfo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Komunikasi, Informatika, Statistik dan Persandi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bantenprov.go.id/" xlink:type="simple">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merintah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perasi, Usaha Kecil dan Menengah</text:p>
          </table:table-cell>
          <table:table-cell office:value-type="string" calcext:value-type="string">
            <text:p><text:a xlink:href="http://dinkopukm.bantenprov.go.id/" xlink:type="simple">dinkopuk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Dinas Koperasi, usaha kecil dan menengah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Lingkungan Hidup dan Kehutanan</text:p>
          </table:table-cell>
          <table:table-cell office:value-type="string" calcext:value-type="string">
            <text:p><text:a xlink:href="http://dishutbun.bantenprov.go.id/" xlink:type="simple">dishutbun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Permohonan Website Dinas Lingkungan hidup dan Kehutana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Lingkungan Hidup dan Kehutanan</text:p>
          </table:table-cell>
          <table:table-cell office:value-type="string" calcext:value-type="string">
            <text:p><text:a xlink:href="http://dlhk.bantenprov.go.id/" xlink:type="simple">dlh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Lingkungan Hidup dan Kehutan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ariwisata</text:p>
          </table:table-cell>
          <table:table-cell office:value-type="string" calcext:value-type="string">
            <text:p><text:a xlink:href="http://visit.bantenprov.go.id/" xlink:type="simple">visit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Visit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ariwisata</text:p>
          </table:table-cell>
          <table:table-cell office:value-type="string" calcext:value-type="string">
            <text:p><text:a xlink:href="http://disbudpar.bantenprov.go.id/" xlink:type="simple">disbudpar.bantenprov.go.id</text:a></text:p>
          </table:table-cell>
          <table:table-cell office:value-type="string" calcext:value-type="string">
            <text:p>Kominfo</text:p>
          </table:table-cell>
          <table:table-cell table:style-name="ce3"/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ariwisata</text:p>
          </table:table-cell>
          <table:table-cell office:value-type="string" calcext:value-type="string">
            <text:p><text:a xlink:href="http://dispar.bantenprov.go.id/" xlink:type="simple">dispar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Pariwisata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kerjaan Umum dan Penataan Ruang</text:p>
          </table:table-cell>
          <table:table-cell office:value-type="string" calcext:value-type="string">
            <text:p><text:a xlink:href="http://dpupr.bantenprov.go.id/" xlink:type="simple">dpupr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Pekerjaan Umum dan Penataan Ruang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mberdayaan Masyarakat dan Desa</text:p>
          </table:table-cell>
          <table:table-cell office:value-type="string" calcext:value-type="string">
            <text:p><text:a xlink:href="http://prodeskel.bantenprov.go.id/" xlink:type="simple">prodeskel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profile desa dan kelurah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mberdayaan Masyarakat dan Desa</text:p>
          </table:table-cell>
          <table:table-cell office:value-type="string" calcext:value-type="string">
            <text:p><text:a xlink:href="http://dpmd.bantenprov.go.id/" xlink:type="simple">dpm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Pemberdayaan Masyarakat dan Desa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Dinas Pemberdayaan Perempuan, Perlindungan Anak, Kependudukan dan Keluarga Berencana</text:p>
          </table:table-cell>
          <table:table-cell office:value-type="string" calcext:value-type="string">
            <text:p><text:a xlink:href="http://kpa.bantenprov.go.id/" xlink:type="simple">kp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Komisi Perlindungan Anak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Dinas Pemberdayaan Perempuan, Perlindungan Anak, Kependudukan dan Keluarga Berencana</text:p>
          </table:table-cell>
          <table:table-cell office:value-type="string" calcext:value-type="string">
            <text:p><text:a xlink:href="http://dp3akkb.bantenprov.go.id/" xlink:type="simple">dp3akkb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dp3akkb.bantenprov.go.id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nanaman Modal dan Pelayanan Terpadu Satu Pintu</text:p>
          </table:table-cell>
          <table:table-cell office:value-type="string" calcext:value-type="string">
            <text:p><text:a xlink:href="http://dpmptsp.bantenprov.go.id/" xlink:type="simple">dpmptsp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Penanaman Modal dan Pelayanan Terpadu Satu Pintu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ndidikan dan Kebudayaan</text:p>
          </table:table-cell>
          <table:table-cell office:value-type="string" calcext:value-type="string">
            <text:p><text:a xlink:href="http://sarprassmk.dindikbud.bantenprov.go.id/" xlink:type="simple">Sarprassmk.dindikbud.bantenprov.go.id</text:a></text:p>
          </table:table-cell>
          <table:table-cell office:value-type="string" calcext:value-type="string">
            <text:p>Kominfo</text:p>
          </table:table-cell>
          <table:table-cell table:style-name="ce3"/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ndidikan dan Kebudayaan</text:p>
          </table:table-cell>
          <table:table-cell office:value-type="string" calcext:value-type="string">
            <text:p><text:a xlink:href="http://dindikbud.bantenprov.go.id/" xlink:type="simple">dindikbu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Pendidikan dan Kebudaya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rhubungan</text:p>
          </table:table-cell>
          <table:table-cell office:value-type="string" calcext:value-type="string">
            <text:p><text:a xlink:href="http://pelabuhan.dishubkominfo.bantenprov.go.id/" xlink:type="simple">pelabuhan.dishubkominfo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Database Pelabuahan di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rhubungan</text:p>
          </table:table-cell>
          <table:table-cell office:value-type="string" calcext:value-type="string">
            <text:p><text:a xlink:href="http://infomudik.bantenprov.go.id/" xlink:type="simple">infomudi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Informasi Mudik Lebaran Pemerint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rhubungan</text:p>
          </table:table-cell>
          <table:table-cell office:value-type="string" calcext:value-type="string">
            <text:p><text:a xlink:href="http://dishub.bantenprov.go.id/" xlink:type="simple">dishub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Perhubung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rindustrian dan Perdagangan</text:p>
          </table:table-cell>
          <table:table-cell office:value-type="string" calcext:value-type="string">
            <text:p><text:a xlink:href="http://disperindag.bantenprov.go.id/" xlink:type="simple">disperindag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Perindustrian dan Perdagang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rpustakaan dan Kearsipan</text:p>
          </table:table-cell>
          <table:table-cell office:value-type="string" calcext:value-type="string">
            <text:p><text:a xlink:href="" xlink:type="simple"> </text:a></text:p>
          </table:table-cell>
          <table:table-cell office:value-type="string" calcext:value-type="string">
            <text:p>Kominfo</text:p>
          </table:table-cell>
          <table:table-cell table:style-name="ce3"/>
          <table:table-cell office:value-type="string" calcext:value-type="string">
            <text:p>Tidak 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rpustakaan dan Kearsipan</text:p>
          </table:table-cell>
          <table:table-cell office:value-type="string" calcext:value-type="string">
            <text:p><text:a xlink:href="http://bpad.bantenprov.go.id/" xlink:type="simple">bpa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Permohonan Website Dinas Perpustakaan dan Kearsipa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rpustakaan dan Kearsipan</text:p>
          </table:table-cell>
          <table:table-cell office:value-type="string" calcext:value-type="string">
            <text:p><text:a xlink:href="http://dpk.bantenprov.go.id/" xlink:type="simple">dp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Perpustakaan dan Kearsip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rtanian</text:p>
          </table:table-cell>
          <table:table-cell office:value-type="string" calcext:value-type="string">
            <text:p><text:a xlink:href="http://dispertan.bantenprov.go.id/" xlink:type="simple">dispertan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Pertani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rumahan Rakyat dan Kawasan Permukiman</text:p>
          </table:table-cell>
          <table:table-cell office:value-type="string" calcext:value-type="string">
            <text:p><text:a xlink:href="http://dsdap.bantenprov.go.id/" xlink:type="simple">dsdap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Permohonan Website Dinas Perumahan Rakyat dan Kawasan Pemukima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rumahan Rakyat dan Kawasan Permukiman</text:p>
          </table:table-cell>
          <table:table-cell office:value-type="string" calcext:value-type="string">
            <text:p><text:a xlink:href="http://perkim.bantenprov.go.id/" xlink:type="simple">perki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Perumahan Rakyat dan Kawasan Permukim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Sosial</text:p>
          </table:table-cell>
          <table:table-cell office:value-type="string" calcext:value-type="string">
            <text:p><text:a xlink:href="http://dinsos.bantenprov.go.id/" xlink:type="simple">dinso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Sosial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spektorat Provinsi</text:p>
          </table:table-cell>
          <table:table-cell office:value-type="string" calcext:value-type="string">
            <text:p><text:a xlink:href="http://inspektorat.bantenprov.go.id/" xlink:type="simple">inspektorat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Inspektorat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SU Malingping</text:p>
          </table:table-cell>
          <table:table-cell office:value-type="string" calcext:value-type="string">
            <text:p><text:a xlink:href="http://rsudmalingping.bantenprov.go.id/" xlink:type="simple">rsudmalingping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Rumah Sakit Umum Daerah Malingping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SUD Banten</text:p>
          </table:table-cell>
          <table:table-cell office:value-type="string" calcext:value-type="string">
            <text:p><text:a xlink:href="http://info-rs.bantenprov.go.id/" xlink:type="simple">info-rs.bantenprov.go.id</text:a></text:p>
          </table:table-cell>
          <table:table-cell office:value-type="string" calcext:value-type="string">
            <text:p>Kominfo</text:p>
          </table:table-cell>
          <table:table-cell table:style-name="ce3"/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SUD Banten</text:p>
          </table:table-cell>
          <table:table-cell office:value-type="string" calcext:value-type="string">
            <text:p><text:a xlink:href="http://rsud.bantenprov.go.id/" xlink:type="simple">rsu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rumah sakit umum daer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tuan Polisi Pamong Praja</text:p>
          </table:table-cell>
          <table:table-cell office:value-type="string" calcext:value-type="string">
            <text:p><text:a xlink:href="http://satpolpp.bantenprov.go.id/" xlink:type="simple">satpolpp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Satuan Polisi Pamong Praja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kretariat Daerah</text:p>
          </table:table-cell>
          <table:table-cell office:value-type="string" calcext:value-type="string">
            <text:p><text:a xlink:href="http://pkk.bantenprov.go.id/" xlink:type="simple">pk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PKK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kretariat DPRD</text:p>
          </table:table-cell>
          <table:table-cell office:value-type="string" calcext:value-type="string">
            <text:p><text:a xlink:href="http://setdprd.bantenprov.go.id/" xlink:type="simple">setdprd.bantenprov.go.id</text:a></text:p>
          </table:table-cell>
          <table:table-cell table:style-name="ce3"/>
          <table:table-cell office:value-type="string" calcext:value-type="string">
            <text:p>website Sekretariat DPRD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</table:table>
      <table:table table:name="aplikasi" table:style-name="ta1">
        <table:table-column table:style-name="co1" table:default-cell-style-name="Default"/>
        <table:table-column table:style-name="co2" table:default-cell-style-name="ce2"/>
        <table:table-column table:style-name="co8" table:default-cell-style-name="ce2"/>
        <table:table-column table:style-name="co4" table:default-cell-style-name="ce2"/>
        <table:table-column table:style-name="co7" table:default-cell-style-name="ce2"/>
        <table:table-column table:style-name="co1" table:default-cell-style-name="ce2"/>
        <table:table-column table:style-name="co1" table:number-columns-repeated="1018" table:default-cell-style-name="Default"/>
        <table:table-row table:style-name="ro1">
          <table:table-cell/>
          <table:table-cell table:style-name="ce1" office:value-type="string" calcext:value-type="string">
            <text:p>OPD / Lembag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Posisi Server</text:p>
          </table:table-cell>
          <table:table-cell table:style-name="ce1" office:value-type="string" calcext:value-type="string">
            <text:p>Keterangan</text:p>
          </table:table-cell>
          <table:table-cell table:style-name="ce1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Kepegawaian Daerah</text:p>
          </table:table-cell>
          <table:table-cell office:value-type="string" calcext:value-type="string">
            <text:p><text:a xlink:href="http://skp.bantenprov.go.id/" xlink:type="simple">skp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Aplikasi sistem kinerja pegawai Pemerintah Provinsi Banten</text:p>
          </table:table-cell>
          <table:table-cell office:value-type="string" calcext:value-type="string">
            <text:p>Tidak 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Kepegawaian Daerah</text:p>
          </table:table-cell>
          <table:table-cell office:value-type="string" calcext:value-type="string">
            <text:p><text:a xlink:href="http://sipo.bantenprov.go.id/" xlink:type="simple">sipo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Sistem informasi presisi online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Kesatuan Bangsa dan Politik</text:p>
          </table:table-cell>
          <table:table-cell office:value-type="string" calcext:value-type="string">
            <text:p><text:a xlink:href="http://simunras.kesbangpol.bantenprov.go.id/" xlink:type="simple">Simunras.kesbangpol.bantenprov.go.id</text:a></text:p>
          </table:table-cell>
          <table:table-cell office:value-type="string" calcext:value-type="string">
            <text:p>Kominfo</text:p>
          </table:table-cell>
          <table:table-cell table:style-name="ce3"/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Penanggulangan Bencana Daerah</text:p>
          </table:table-cell>
          <table:table-cell office:value-type="string" calcext:value-type="string">
            <text:p><text:a xlink:href="http://peta.bpbd.bantenprov.go.id/" xlink:type="simple">Peta.bpbd.bantenprov.go.id</text:a></text:p>
          </table:table-cell>
          <table:table-cell office:value-type="string" calcext:value-type="string">
            <text:p>Kominfo</text:p>
          </table:table-cell>
          <table:table-cell table:style-name="ce3"/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dan Pengembangan Sumber Daya Manusia Daerah</text:p>
          </table:table-cell>
          <table:table-cell office:value-type="string" calcext:value-type="string">
            <text:p><text:a xlink:href="http://dms.bandiklat.bantenprov.go.id/" xlink:type="simple">dms.bandiklat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 dokumen manajemen sistem badan diklat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ro Administrasi Pembangunan Daerah</text:p>
          </table:table-cell>
          <table:table-cell office:value-type="string" calcext:value-type="string">
            <text:p><text:a xlink:href="http://tatasurat.biroadpem.bantenprov.go.id/" xlink:type="simple">tatasurat.biroadpe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 tata surat biro ekonomi dan pembangun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helpdesk.bantenprov.go.id/" xlink:type="simple">helpdes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Pengaduan dan Pelayanan OPD ke Dinas KOMINFO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simlip.bantenprov.go.id/" xlink:type="simple">simlip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stim Informasi Manajemen Layanan Informasi Publik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simpotda.bantenprov.go.id/" xlink:type="simple">simpotd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stim informasi manajemen potensi daer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kerjaan Umum dan Penataan Ruang</text:p>
          </table:table-cell>
          <table:table-cell office:value-type="string" calcext:value-type="string">
            <text:p><text:a xlink:href="http://lapbul.dbmtr.bantenprov.go.id/" xlink:type="simple">lapbul.dbmtr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 laporan bulanan Dinas Bina Marga dan Tata Ruang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rhubungan</text:p>
          </table:table-cell>
          <table:table-cell office:value-type="string" calcext:value-type="string">
            <text:p><text:a xlink:href="http://datin.dishub.bantenprov.go.id/" xlink:type="simple">datin.dishub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 database Dishub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rhubungan</text:p>
          </table:table-cell>
          <table:table-cell office:value-type="string" calcext:value-type="string">
            <text:p><text:a xlink:href="http://dms.dishubkominfo.bantenprov.go.id/" xlink:type="simple">dms.dishubkominfo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 dokumen manajemen sistem DISHUBKOMINFO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nas Perindustrian dan Perdagangan</text:p>
          </table:table-cell>
          <table:table-cell office:value-type="string" calcext:value-type="string">
            <text:p><text:a xlink:href="http://sigap.bantenprov.go.id/" xlink:type="simple">sigap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stim Informasi harga panga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08:42:03.378435044</meta:creation-date>
    <dc:date>2018-01-07T08:52:55.618948052</dc:date>
    <meta:editing-duration>PT10M55S</meta:editing-duration>
    <meta:editing-cycles>2</meta:editing-cycles>
    <meta:generator>LibreOffice/5.3.1.2$Linux_X86_64 LibreOffice_project/30m0$Build-2</meta:generator>
    <meta:document-statistic meta:table-count="3" meta:cell-count="958" meta:object-count="0"/>
  </office:meta>
</office:document-meta>
</file>